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9a8" officeooo:paragraph-rsid="001e99a8"/>
    </style:style>
    <style:style style:name="P2" style:family="paragraph" style:parent-style-name="Standard">
      <style:text-properties fo:font-size="14pt" officeooo:rsid="001e99a8" officeooo:paragraph-rsid="001e99a8" style:font-size-asian="14pt" style:font-size-complex="14pt"/>
    </style:style>
    <style:style style:name="P3" style:family="paragraph" style:parent-style-name="Standard">
      <style:text-properties fo:font-size="15pt" fo:font-weight="bold" officeooo:rsid="001e99a8" officeooo:paragraph-rsid="001e99a8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 8 :</text:p>
      <text:p text:style-name="P1"/>
      <text:p text:style-name="P2">import nltk</text:p>
      <text:p text:style-name="P2">from nltk.wsd import lesk</text:p>
      <text:p text:style-name="P2">from nltk.tokenize import word_tokenize</text:p>
      <text:p text:style-name="P2">nltk.download('punkt_tab')</text:p>
      <text:p text:style-name="P2">nltk.download('wordnet')</text:p>
      <text:p text:style-name="P2">nltk.download('omw-1.4')</text:p>
      <text:p text:style-name="P2">s1="Please turn on the light because the room is dark."</text:p>
      <text:p text:style-name="P2">s2="This bag is very light, so it is easy to carry. "</text:p>
      <text:p text:style-name="P2">word= "light"</text:p>
      <text:p text:style-name="P2">t1=word_tokenize(s1)</text:p>
      <text:p text:style-name="P2">t2=word_tokenize(s2)</text:p>
      <text:p text:style-name="P2">sense1=lesk(t1, word)</text:p>
      <text:p text:style-name="P2">sense2=lesk(t2, word)</text:p>
      <text:p text:style-name="P2">print("Word:", word)</text:p>
      <text:p text:style-name="P2">print("Sentences1:", s1)</text:p>
      <text:p text:style-name="P2">print("Predicted Sense1:", sense1)</text:p>
      <text:p text:style-name="P2">print("Definition of sense1:", sense1.definition())</text:p>
      <text:p text:style-name="P2"/>
      <text:p text:style-name="P2">print("Sentences2:", s2)</text:p>
      <text:p text:style-name="P2">print("Predicted of sense2:", sense2)</text:p>
      <text:p text:style-name="P2">print("Definiton of sense2:", sense2.definition())</text:p>
      <text:p text:style-name="P2"/>
      <text:p text:style-name="P1"/>
      <text:p text:style-name="P3">OUTPUT :</text:p>
      <text:p text:style-name="P1"/>
      <text:p text:style-name="P2">Word: light</text:p>
      <text:p text:style-name="P2">Sentences1: Please turn on the light because the room is dark.</text:p>
      <text:p text:style-name="P2">Predicted Sense1: Synset('luminosity.n.01')</text:p>
      <text:p text:style-name="P2">Definition of sense1: the quality of being luminous; emitting or reflecting light</text:p>
      <text:p text:style-name="P2">Sentences2: This bag is very light, so it is easy to carry. </text:p>
      <text:p text:style-name="P2">Predicted of sense2: Synset('light.s.14')</text:p>
      <text:p text:style-name="P2">Definiton of sense2: designed for ease of movement or to carry little weigh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6:03:56.623553571</meta:creation-date>
    <dc:date>2026-03-17T16:06:19.674601784</dc:date>
    <meta:editing-duration>PT2M23S</meta:editing-duration>
    <meta:editing-cycles>1</meta:editing-cycles>
    <meta:document-statistic meta:table-count="0" meta:image-count="0" meta:object-count="0" meta:page-count="1" meta:paragraph-count="29" meta:word-count="126" meta:character-count="980" meta:non-whitespace-character-count="882"/>
    <meta:generator>LibreOffice/7.3.7.2$Linux_X86_64 LibreOffice_project/30$Build-2</meta:generator>
  </office:meta>
</office:document-meta>
</file>